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Context.create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newInstance( String contextPath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newInstance(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newInstance( Class ... classesToBeB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generateSchema( SchemaOutpu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newInstance( String contextPath , ClassLoader classLoader , Map &lt; String , ? &gt;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newInstance( Class [ ] classesToBeBound , Map &lt; String , ? &gt;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BContext.createBinder( Class &lt; T &gt; dom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createJAXB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Context.JAXB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